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916cm" fo:min-width="1.248cm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267cm" fo:min-width="0.351cm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0.008cm" fo:min-width="0cm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159cm" svg:height="1.778cm" svg:x="5.839cm" svg:y="4.733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2" draw:text-style-name="P1" draw:layer="layout" svg:x1="4.433cm" svg:y1="5.263cm" svg:x2="5.83cm" svg:y2="5.263cm">
            <text:p/>
          </draw:line>
          <draw:line draw:style-name="gr2" draw:text-style-name="P1" draw:layer="layout" svg:x1="4.434cm" svg:y1="5.963cm" svg:x2="5.831cm" svg:y2="5.963cm">
            <text:p/>
          </draw:line>
          <draw:line draw:style-name="gr2" draw:text-style-name="P1" draw:layer="layout" svg:x1="8.035cm" svg:y1="5.663cm" svg:x2="9.432cm" svg:y2="5.663cm">
            <text:p/>
          </draw:line>
        </draw:g>
        <draw:g>
          <draw:path draw:style-name="gr3" draw:text-style-name="P1" draw:layer="layout" svg:width="3.082cm" svg:height="0.979cm" draw:transform="skewX (0.749444380806365) translate (1.89644049483586cm 1.48974878387199cm)" svg:viewBox="0 0 3083 980" svg:d="M0 0c1973 0 3083 980 3083 980">
            <text:p/>
          </draw:path>
          <draw:path draw:style-name="gr3" draw:text-style-name="P1" draw:layer="layout" svg:width="1.196cm" svg:height="1.148cm" draw:transform="skewX (-0.330390827402526) rotate (-0.903033354981867) translate (1.88201295473818cm 1.48197990588419cm)" svg:viewBox="0 0 1197 1149" svg:d="M0 0c1308-6 1194 1149 1194 1149">
            <text:p/>
          </draw:path>
          <draw:path draw:style-name="gr3" draw:text-style-name="P1" draw:layer="layout" svg:width="3.083cm" svg:height="0.979cm" draw:transform="skewX (-0.749967979581963) rotate (3.14159265358979) translate (4.98125168556487cm 3.3779019803707cm)" svg:viewBox="0 0 3084 980" svg:d="M3084 0c-1974 0-3084 980-3084 980">
            <text:p/>
          </draw:path>
          <draw:line draw:style-name="gr3" draw:text-style-name="P1" draw:layer="layout" svg:x1="0.814cm" svg:y1="2.018cm" svg:x2="2.211cm" svg:y2="2.018cm">
            <text:p/>
          </draw:line>
          <draw:line draw:style-name="gr3" draw:text-style-name="P1" draw:layer="layout" svg:x1="0.815cm" svg:y1="2.818cm" svg:x2="2.212cm" svg:y2="2.818cm">
            <text:p/>
          </draw:line>
          <draw:line draw:style-name="gr3" draw:text-style-name="P1" draw:layer="layout" svg:x1="4.016cm" svg:y1="2.518cm" svg:x2="5.902cm" svg:y2="2.49cm">
            <text:p/>
          </draw:line>
        </draw:g>
        <draw:g>
          <draw:custom-shape draw:style-name="gr4" draw:text-style-name="P1" draw:layer="layout" svg:width="1.905cm" svg:height="1.855cm" draw:transform="rotate (-1.5707963267949) translate (10.017cm 8.39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9.991cm" svg:y1="9.331cm" svg:x2="11.388cm" svg:y2="9.331cm">
            <text:p/>
          </draw:line>
          <draw:line draw:style-name="gr2" draw:text-style-name="P1" draw:layer="layout" svg:x1="6.74cm" svg:y1="9.331cm" svg:x2="8.137cm" svg:y2="9.331cm">
            <text:p/>
          </draw:line>
          <draw:custom-shape draw:style-name="gr5" draw:text-style-name="P2" draw:layer="layout" svg:width="0.508cm" svg:height="0.508cm" svg:x="9.965cm" svg:y="9.0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3T13:52:29.765956475</meta:creation-date>
    <dc:date>2020-02-03T13:55:33.963869609</dc:date>
    <meta:editing-duration>PT3M4S</meta:editing-duration>
    <meta:editing-cycles>1</meta:editing-cycles>
    <meta:document-statistic meta:object-count="17"/>
    <meta:generator>LibreOffice/5.1.6.2$Linux_X86_64 LibreOffice_project/10m0$Build-2</meta:generator>
  </office:meta>
</office:document-meta>
</file>